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F" svg:font-family="'JetBrainsMono NF'"/>
    <style:font-face style:name="JetBrainsMono NF1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JetBrainsMono NF1" officeooo:paragraph-rsid="001629ab"/>
    </style:style>
    <style:style style:name="P2" style:family="paragraph" style:parent-style-name="Standard">
      <style:paragraph-properties fo:text-align="start" style:justify-single-word="false"/>
      <style:text-properties style:font-name="JetBrainsMono NF1" fo:font-weight="bold" officeooo:paragraph-rsid="001629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JetBrainsMono NF1" fo:font-weight="bold" officeooo:paragraph-rsid="001629ab" style:font-weight-asian="bold" style:font-weight-complex="bold"/>
    </style:style>
    <style:style style:name="P4" style:family="paragraph" style:parent-style-name="Standard">
      <style:text-properties officeooo:paragraph-rsid="001629ab"/>
    </style:style>
    <style:style style:name="P5" style:family="paragraph" style:parent-style-name="Standard" style:list-style-name="L1">
      <style:text-properties officeooo:paragraph-rsid="001629ab"/>
    </style:style>
    <style:style style:name="P6" style:family="paragraph" style:parent-style-name="Standard">
      <style:text-properties officeooo:rsid="001629ab" officeooo:paragraph-rsid="001629ab"/>
    </style:style>
    <style:style style:name="P7" style:family="paragraph" style:parent-style-name="Standard" style:list-style-name="L3">
      <style:text-properties officeooo:rsid="001629ab" officeooo:paragraph-rsid="001629ab"/>
    </style:style>
    <style:style style:name="P8" style:family="paragraph" style:parent-style-name="Standard" style:list-style-name="L3">
      <style:text-properties officeooo:rsid="001629ab" officeooo:paragraph-rsid="0016e3c2"/>
    </style:style>
    <style:style style:name="P9" style:family="paragraph" style:parent-style-name="Standard" style:list-style-name="L3">
      <style:text-properties officeooo:rsid="0016e3c2" officeooo:paragraph-rsid="0016e3c2"/>
    </style:style>
    <style:style style:name="P10" style:family="paragraph" style:parent-style-name="Standard">
      <style:text-properties officeooo:rsid="0016e3c2" officeooo:paragraph-rsid="0016e3c2"/>
    </style:style>
    <style:style style:name="P11" style:family="paragraph" style:parent-style-name="Standard">
      <style:text-properties officeooo:paragraph-rsid="0016e3c2"/>
    </style:style>
    <style:style style:name="T1" style:family="text">
      <style:text-properties fo:font-size="12pt"/>
    </style:style>
    <style:style style:name="T2" style:family="text">
      <style:text-properties fo:font-size="12pt" style:text-underline-style="solid" style:text-underline-width="auto" style:text-underline-color="font-color" officeooo:rsid="001629ab"/>
    </style:style>
    <style:style style:name="T3" style:family="text">
      <style:text-properties fo:font-size="12pt" officeooo:rsid="001629ab"/>
    </style:style>
    <style:style style:name="T4" style:family="text">
      <style:text-properties style:font-name="JetBrainsMono NF1"/>
    </style:style>
    <style:style style:name="T5" style:family="text">
      <style:text-properties style:font-name="JetBrainsMono NF1" fo:font-size="12pt"/>
    </style:style>
    <style:style style:name="T6" style:family="text">
      <style:text-properties style:font-name="JetBrainsMono NF1" fo:font-size="12pt" fo:font-weight="bold" style:font-weight-asian="bold" style:font-weight-complex="bold"/>
    </style:style>
    <style:style style:name="T7" style:family="text">
      <style:text-properties style:font-name="JetBrainsMono NF1" fo:font-size="12pt" fo:font-weight="bold" officeooo:rsid="001629ab" style:font-weight-asian="bold" style:font-weight-complex="bold"/>
    </style:style>
    <style:style style:name="T8" style:family="text">
      <style:text-properties style:font-name="JetBrainsMono NF1" fo:font-size="12pt" officeooo:rsid="001629ab"/>
    </style:style>
    <style:style style:name="T9" style:family="text">
      <style:text-properties style:font-name="JetBrainsMono NF1" fo:font-size="12pt" fo:font-weight="normal" style:font-weight-asian="normal" style:font-weight-complex="normal"/>
    </style:style>
    <style:style style:name="T10" style:family="text">
      <style:text-properties style:font-name="JetBrainsMono NF1" fo:font-size="12pt" fo:font-weight="normal" officeooo:rsid="001629ab" style:font-weight-asian="normal" style:font-weight-complex="normal"/>
    </style:style>
    <style:style style:name="T11" style:family="text">
      <style:text-properties style:font-name="JetBrainsMono NF" fo:font-size="12pt" fo:font-weight="normal" style:font-weight-asian="normal" style:font-weight-complex="normal"/>
    </style:style>
    <style:style style:name="T12" style:family="text">
      <style:text-properties style:font-name="JetBrainsMono NF" fo:font-size="12pt" fo:font-weight="normal" officeooo:rsid="0016e3c2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Homework 4 – Lidar</text:span></text:p>
      <text:p text:style-name="P1"><text:span text:style-name="T1"/></text:p>
      <text:p text:style-name="P2"><text:span text:style-name="T1">Vehicle Team 1 </text:span><text:span text:style-name="T3">(</text:span><text:span text:style-name="T1">Gaither</text:span><text:span text:style-name="T3">):</text:span><text:span text:style-name="T1"> </text:span></text:p>
      <text:list xml:id="list3294353991" text:style-name="L1">
        <text:list-item>
          <text:p text:style-name="P5"><text:span text:style-name="T5">Yovany Molina</text:span></text:p>
        </text:list-item>
        <text:list-item>
          <text:p text:style-name="P5"><text:span text:style-name="T5">Dewayne Roxborough</text:span></text:p>
        </text:list-item>
        <text:list-item>
          <text:p text:style-name="P5"><text:span text:style-name="T5">Jett Su</text:span></text:p>
        </text:list-item>
      </text:list>
      <text:p text:style-name="P4"><text:span text:style-name="T5"/></text:p>
      <text:p text:style-name="P4"><text:span text:style-name="T6">How to Run Node:</text:span><text:span text:style-name="T4"><text:line-break/></text:span><text:span text:style-name="T5">-</text:span><text:span text:style-name="T4"> </text:span><text:span text:style-name="T5">Package Name: </text:span><text:span text:style-name="T8">lidar</text:span><text:span text:style-name="T4"><text:line-break/></text:span><text:span text:style-name="T5">-</text:span><text:span text:style-name="T4"> </text:span><text:span text:style-name="T5">Executable: </text:span><text:span text:style-name="T8">lidar_pointcloud</text:span><text:span text:style-name="T4"><text:line-break/></text:span></text:p>
      <text:p text:style-name="P4"><text:span text:style-name="T7">Mapping for LaserScan to PointCloud:</text:span></text:p>
      <text:p text:style-name="P6"><text:span text:style-name="T9">We generate an array of Point32 class instances with a length equal to the number of beams in the LaserScan message. Then, for each entry in the ranges section of the message:</text:span></text:p>
      <text:list xml:id="list1721290414" text:style-name="L3">
        <text:list-item>
          <text:p text:style-name="P7"><text:span text:style-name="T9">We calculate the x coordinate using x = r*cos(</text:span><text:span text:style-name="T11">Θ</text:span><text:span text:style-name="T9">), where </text:span><text:span text:style-name="T11">Θ</text:span><text:span text:style-name="T9"> is calculated from the beam’s index and the angle increment and is offset from the starting angle of the beams.</text:span></text:p>
        </text:list-item>
        <text:list-item>
          <text:p text:style-name="P8"><text:span text:style-name="T9">We calculate the y coordinate using y = r*sin(</text:span><text:span text:style-name="T11">Θ</text:span><text:span text:style-name="T12">) in the same way as above.</text:span></text:p>
        </text:list-item>
        <text:list-item>
          <text:p text:style-name="P9"><text:span text:style-name="T11">We set z to 0.</text:span></text:p>
        </text:list-item>
      </text:list>
      <text:p text:style-name="P11"><text:span text:style-name="T12">We then set the “points” part of the PointCloud message to our newly allocated Point32 array and publish the message.</text:span></text:p>
      <text:p text:style-name="P11"><text:span text:style-name="T10"/></text:p>
      <text:p text:style-name="P10"><text:span text:style-name="T10">N</text:span><text:span text:style-name="T9">ote that we define the ‘laser’ frame id as part of the PointCloud message, so a transform is not required to view it in Rviz.</text:span></text:p>
      <text:p text:style-name="P4"><text:span text:style-name="T10"><text:tab/></text:span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F" svg:font-family="'JetBrainsMono NF'"/>
    <style:font-face style:name="JetBrainsMono NF1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3:18:22.772446658</meta:creation-date>
    <dc:date>2024-03-04T23:31:30.929700961</dc:date>
    <meta:editing-duration>PT2M47S</meta:editing-duration>
    <meta:editing-cycles>1</meta:editing-cycles>
    <meta:document-statistic meta:table-count="0" meta:image-count="0" meta:object-count="0" meta:page-count="1" meta:paragraph-count="14" meta:word-count="163" meta:character-count="871" meta:non-whitespace-character-count="722"/>
    <meta:generator>LibreOffice/7.3.7.2$Linux_X86_64 LibreOffice_project/30$Build-2</meta:generator>
  </office:meta>
</office:document-meta>
</file>